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ans1" fo:language="fr" fo:country="FR" officeooo:rsid="00021503" officeooo:paragraph-rsid="00021503"/>
    </style:style>
    <style:style style:name="P2" style:family="paragraph" style:parent-style-name="Standard">
      <style:text-properties style:font-name="FreeSans1" fo:language="fr" fo:country="FR" officeooo:rsid="0003c2de" officeooo:paragraph-rsid="0003c2de"/>
    </style:style>
    <style:style style:name="P3" style:family="paragraph" style:parent-style-name="Standard">
      <style:text-properties style:font-name="FreeSans1" fo:language="fr" fo:country="FR" officeooo:rsid="00043643" officeooo:paragraph-rsid="00043643"/>
    </style:style>
    <style:style style:name="P4" style:family="paragraph" style:parent-style-name="Standard">
      <style:paragraph-properties fo:break-before="page"/>
      <style:text-properties style:font-name="FreeSans1" fo:language="fr" fo:country="FR" officeooo:rsid="00043643" officeooo:paragraph-rsid="00043643"/>
    </style:style>
    <style:style style:name="P5" style:family="paragraph" style:parent-style-name="Standard">
      <style:text-properties style:font-name="FreeSans1" fo:language="fr" fo:country="FR" officeooo:rsid="000641d1" officeooo:paragraph-rsid="000641d1"/>
    </style:style>
    <style:style style:name="T1" style:family="text">
      <style:text-properties officeooo:rsid="000641d1"/>
    </style:style>
    <style:style style:name="T2" style:family="text">
      <style:text-properties officeooo:rsid="00099f60"/>
    </style:style>
    <style:style style:name="T3" style:family="text">
      <style:text-properties officeooo:rsid="000b901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1 :</text:p>
      <text:p text:style-name="P1"/>
      <text:p text:style-name="P1">Better Bus</text:p>
      <text:p text:style-name="P1"/>
      <text:p text:style-name="P1">Si tu utilises le réseau de bus Vitalis de Poitiers, cette application va t’intéresser… </text:p>
      <text:p text:style-name="P1"/>
      <text:p text:style-name="P1">Page 2 :</text:p>
      <text:p text:style-name="P1"/>
      <text:p text:style-name="P1">Better Bus qu’<text:span text:style-name="T1">est ce</text:span> que c’est ?</text:p>
      <text:p text:style-name="P1">Imagine l’application de Vitalis mais en plus beau, plus pratique et moins bugger.</text:p>
      <text:p text:style-name="P1"/>
      <text:p text:style-name="P1"/>
      <text:p text:style-name="P1">Page 3 :</text:p>
      <text:p text:style-name="P1">Les trois fonctionnalité<text:span text:style-name="T1">s</text:span> de <text:span text:style-name="T1">V</text:span>italis principal y sont :</text:p>
      <text:p text:style-name="P1"/>
      <text:p text:style-name="P1">Les horaires de passage des bus et les prochains passage.</text:p>
      <text:p text:style-name="P1">Trouver le meilleur itinéraire pour voyager en Bus dans Poitiers.</text:p>
      <text:p text:style-name="P1">Accès aux infos Trafic du réseau et envoie de notification.</text:p>
      <text:p text:style-name="P1"/>
      <text:p text:style-name="P1">Ce qu’il y a de nouveau → </text:p>
      <text:p text:style-name="P1"/>
      <text:p text:style-name="P1">Page 3 :</text:p>
      <text:p text:style-name="P1">Même sans connection<text:span text:style-name="T1">s</text:span> <text:s/>tu peux accéder au horaires des bus.</text:p>
      <text:p text:style-name="P1"/>
      <text:p text:style-name="P1">Page 4 :</text:p>
      <text:p text:style-name="P1">Tu peux créer des raccourcies vers certain arrêt que tu consultes fréquemment.</text:p>
      <text:p text:style-name="P1"/>
      <text:p text:style-name="P1">Tu peux mettre une wiget sur ta page d’accueil pour y accéder encore plus facilement.</text:p>
      <text:p text:style-name="P1"/>
      <text:p text:style-name="P1">Page 5 :</text:p>
      <text:p text:style-name="P1">Où la télécharger ?</text:p>
      <text:p text:style-name="P1">Clique sur le lien dans ma Bio pour l’installer via le Google <text:span text:style-name="T1">P</text:span>lay.</text:p>
      <text:p text:style-name="P2">L’application et gratuite, open source et sans publicité.</text:p>
      <text:p text:style-name="P1"/>
      <text:p text:style-name="P1">Pour toutes les personnes possèdent un Iphone l’application n’y ait pas disponible. Better bus y sera peut-être disponible si <text:span text:style-name="T1">ce l’ait grandement demandé et que des financement sont trouvés</text:span> (100 € par ans).</text:p>
      <text:p text:style-name="P1"/>
      <text:p text:style-name="P2">Page 6 :</text:p>
      <text:p text:style-name="P3">Les limitations :</text:p>
      <text:p text:style-name="P3">Better <text:span text:style-name="T1">B</text:span>us ne possède pas la possibilité d’acheter des billets.</text:p>
      <text:p text:style-name="P3"/>
      <text:p text:style-name="P3">Better <text:span text:style-name="T1">B</text:span>us dépend de Vitalis pour fonctionner et cas de problème avec leur serveur ou le changement de leur fonctionnement. Better <text:span text:style-name="T1">B</text:span>us peut se trouver plus ou moins impacté et peut ne plus fonctionner du jour au lendemain même si ce scénario e<text:span text:style-name="T1">s</text:span>t peu probable.</text:p>
      <text:p text:style-name="P3"/>
      <text:p text:style-name="P3"/>
      <text:p text:style-name="P4">Page 7 :</text:p>
      <text:p text:style-name="P3">Le Futur de l’application</text:p>
      <text:p text:style-name="P3">Better Bus <text:span text:style-name="T1">n’est</text:span> pas encore fini <text:span text:style-name="T1">et</text:span> certaine fonctionnalité vous arriver prochainement. </text:p>
      <text:p text:style-name="P3"/>
      <text:p text:style-name="P3"><text:span text:style-name="T1">Il existe d’</text:span>autre ville <text:span text:style-name="T1">qui</text:span> possède une application similaire a Vitalis comme La Rochelle avec les bus Yélo, <text:span text:style-name="T1">i</text:span>l sera donc possible sans trop de prob<text:span text:style-name="T1">l</text:span>ème de créée un Better Bus alternatif pour La Rochelle.</text:p>
      <text:p text:style-name="P3"/>
      <text:p text:style-name="P5">En cas de question, de bug ou de suggestion d<text:span text:style-name="T3">e</text:span> modification de Better <text:span text:style-name="T2">Bus </text:span>tu peux me contacter par mail a <text:a xlink:type="simple" xlink:href="mailto:better.bus.poitiers@gmail.com" text:style-name="Internet_20_link" text:visited-style-name="Visited_20_Internet_20_Link">better.bus.poitiers@gmail.com</text:a> ou envoyer a message priver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6:41:46.183816207</meta:creation-date>
    <meta:generator>LibreOffice/7.4.7.2$Linux_X86_64 LibreOffice_project/40$Build-2</meta:generator>
    <dc:date>2023-08-02T18:33:50.685212973</dc:date>
    <meta:editing-duration>PT1H52M2S</meta:editing-duration>
    <meta:editing-cycles>8</meta:editing-cycles>
    <meta:document-statistic meta:table-count="0" meta:image-count="0" meta:object-count="0" meta:page-count="2" meta:paragraph-count="31" meta:word-count="337" meta:character-count="1929" meta:non-whitespace-character-count="1619"/>
  </office:meta>
</office:document-meta>
</file>